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2.5597in"/>
          <style:tab-stop style:type="left" style:position="4.8236in"/>
        </style:tab-stops>
      </style:paragraph-properties>
    </style:style>
    <style:style style:name="P3" style:parent-style-name="Heading2" style:family="paragraph">
      <style:paragraph-properties>
        <style:tab-stops>
          <style:tab-stop style:type="left" style:position="0.8861in"/>
          <style:tab-stop style:type="left" style:position="2.4611in"/>
          <style:tab-stop style:type="left" style:position="4.1347in"/>
          <style:tab-stop style:type="left" style:position="5.6111in"/>
        </style:tab-stops>
      </style:paragraph-properties>
    </style:style>
  </office:automatic-styles>
  <office:body>
    <office:text text:use-soft-page-breaks="true">
      <text:p text:style-name="P1"><text:tab/><text:tab/>Tab</text:p>
      <text:p text:style-name="P2"><text:tab/>TabStop2<text:tab/>TabStop2</text:p>
      <text:h text:style-name="P3" text:outline-level="2"><text:tab/>11<text:tab/>22<text:tab/>33<text:tab/>44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10-11T21:40:00Z</meta:creation-date>
    <dc:date>2017-10-27T17:47:00Z</dc:date>
    <meta:template xlink:href="Normal.dotm" xlink:type="simple"/>
    <meta:editing-cycles>5</meta:editing-cycles>
    <meta:editing-duration>PT120S</meta:editing-duration>
    <meta:document-statistic meta:page-count="1" meta:paragraph-count="1" meta:word-count="5" meta:character-count="37" meta:row-count="1" meta:non-whitespace-character-count="33"/>
  </office:meta>
</office:document-meta>
</file>